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sciro-Eng_(2019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gy</text:p>
          </table:table-cell>
          <table:table-cell office:value-type="string" calcext:value-type="string">
            <text:p>Effic</text:p>
          </table:table-cell>
          <table:table-cell office:value-type="string" calcext:value-type="string">
            <text:p>sEffic</text:p>
          </table:table-cell>
          <table:table-cell/>
        </table:table-row>
        <table:table-row table:style-name="ro1">
          <table:table-cell office:value-type="float" office:value="59.54" calcext:value-type="float">
            <text:p>59,54</text:p>
          </table:table-cell>
          <table:table-cell office:value-type="float" office:value="6.4299" calcext:value-type="float">
            <text:p>6,4299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6528" calcext:value-type="float">
            <text:p>5,6528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276.4" calcext:value-type="float">
            <text:p>276,4</text:p>
          </table:table-cell>
          <table:table-cell office:value-type="float" office:value="1.6306" calcext:value-type="float">
            <text:p>1,6306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302.85" calcext:value-type="float">
            <text:p>302,85</text:p>
          </table:table-cell>
          <table:table-cell office:value-type="float" office:value="1.5006" calcext:value-type="float">
            <text:p>1,5006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356.02" calcext:value-type="float">
            <text:p>356,02</text:p>
          </table:table-cell>
          <table:table-cell office:value-type="float" office:value="1.4023" calcext:value-type="float">
            <text:p>1,4023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383.85" calcext:value-type="float">
            <text:p>383,85</text:p>
          </table:table-cell>
          <table:table-cell office:value-type="float" office:value="1.3216" calcext:value-type="float">
            <text:p>1,3216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604.69" calcext:value-type="float">
            <text:p>604,69</text:p>
          </table:table-cell>
          <table:table-cell office:value-type="float" office:value="0.9112" calcext:value-type="float">
            <text:p>0,9112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661.66" calcext:value-type="float">
            <text:p>661,66</text:p>
          </table:table-cell>
          <table:table-cell office:value-type="float" office:value="0.79" calcext:value-type="float">
            <text:p>0,79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795.84" calcext:value-type="float">
            <text:p>795,84</text:p>
          </table:table-cell>
          <table:table-cell office:value-type="float" office:value="0.7" calcext:value-type="float">
            <text:p>0,7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5916" calcext:value-type="float">
            <text:p>0,5916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1173.24" calcext:value-type="float">
            <text:p>1173,24</text:p>
          </table:table-cell>
          <table:table-cell office:value-type="float" office:value="0.5513" calcext:value-type="float">
            <text:p>0,5513</text:p>
          </table:table-cell>
          <table:table-cell office:value-type="float" office:value="3.61" calcext:value-type="float">
            <text:p>3,61</text:p>
          </table:table-cell>
          <table:table-cell/>
        </table:table-row>
        <table:table-row table:style-name="ro1">
          <table:table-cell office:value-type="float" office:value="1332.5" calcext:value-type="float">
            <text:p>1332,5</text:p>
          </table:table-cell>
          <table:table-cell office:value-type="float" office:value="0.5053" calcext:value-type="float">
            <text:p>0,5053</text:p>
          </table:table-cell>
          <table:table-cell office:value-type="float" office:value="3.61" calcext:value-type="float">
            <text:p>3,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3-21T16:57:12.808000000</dc:date>
    <meta:editing-duration>PT19M48S</meta:editing-duration>
    <meta:editing-cycles>2</meta:editing-cycles>
    <meta:document-statistic meta:table-count="1" meta:cell-count="39" meta:object-count="0"/>
  </office:meta>
</office:document-meta>
</file>